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270ea9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3">
      <style:text-properties officeooo:paragraph-rsid="00356720"/>
    </style:style>
    <style:style style:name="P10" style:family="paragraph" style:parent-style-name="Body" style:list-style-name="L4"/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5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3c6ec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49a8d"/>
    </style:style>
    <style:style style:name="P25" style:family="paragraph" style:parent-style-name="Body_20_Text" style:list-style-name="L1">
      <style:paragraph-properties fo:text-align="start" style:justify-single-word="false"/>
      <style:text-properties officeooo:rsid="0024cafd" officeooo:paragraph-rsid="00466505"/>
    </style:style>
    <style:style style:name="P26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7" style:family="paragraph" style:parent-style-name="Heading_20_2">
      <style:text-properties officeooo:paragraph-rsid="001f3bfb"/>
    </style:style>
    <style:style style:name="P28" style:family="paragraph" style:parent-style-name="Heading_20_2">
      <style:text-properties officeooo:paragraph-rsid="0041024a"/>
    </style:style>
    <style:style style:name="P29" style:family="paragraph" style:parent-style-name="Heading_20_3">
      <style:text-properties officeooo:paragraph-rsid="0027f6f4"/>
    </style:style>
    <style:style style:name="P30" style:family="paragraph" style:parent-style-name="Heading_20_3">
      <style:text-properties officeooo:paragraph-rsid="001c61e5"/>
    </style:style>
    <style:style style:name="P31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officeooo:rsid="002ea9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7" text:outline-level="2"><text:span text:style-name="None"><text:span text:style-name="T5">Overview</text:span></text:span></text:h>
      <text:p text:style-name="P5"><text:span text:style-name="None"><text:span text:style-name="T10">Enterprise backend software development, writing code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8" text:outline-level="2"><text:span text:style-name="None"><text:span text:style-name="T15">Personal Coding Examples</text:span></text:span></text:h>
      <text:list xml:id="list3984312757" text:style-name="L1">
        <text:list-item>
          <text:p text:style-name="P23">Finite State Machine Library</text:p>
          <text:list>
            <text:list-item>
              <text:p text:style-name="P23"><text:a xlink:type="simple" xlink:href="https://github.com/chadwickboggs/fsm" text:style-name="Internet_20_link" text:visited-style-name="Visited_20_Internet_20_Link"><text:span text:style-name="T55">https://github.com/chadwickboggs/fsm</text:span></text:a></text:p>
            </text:list-item>
          </text:list>
        </text:list-item>
        <text:list-item>
          <text:p text:style-name="P23">Quantum Computer Resistant Encryption Utility (NTRU)</text:p>
          <text:list>
            <text:list-item>
              <text:p text:style-name="P24"><text:a xlink:type="simple" xlink:href="https://github.com/chadwickboggs/crypto" text:style-name="Internet_20_link" text:visited-style-name="Visited_20_Internet_20_Link"><text:span text:style-name="T56">https://github.com/chadwickboggs/crypto</text:span></text:a></text:p>
            </text:list-item>
          </text:list>
        </text:list-item>
        <text:list-item>
          <text:p text:style-name="P24"><text:span text:style-name="T57">XOR (single/shared key) </text:span>Encryption Utility</text:p>
          <text:list>
            <text:list-item>
              <text:p text:style-name="P25"><text:a xlink:type="simple" xlink:href="https://github.com/chadwickboggs/crypto" text:style-name="Internet_20_link" text:visited-style-name="Visited_20_Internet_20_Link"><text:span text:style-name="T56">https://github.com/chadwickboggs/crypto</text:span></text:a><text:span text:style-name="T56"><text:line-break/></text:span></text:p>
            </text:list-item>
          </text:list>
        </text:list-item>
      </text:list>
      <text:h text:style-name="P28" text:outline-level="2"><text:span text:style-name="None"><text:span text:style-name="T14">Employment History</text:span></text:span></text:h>
      <text:h text:style-name="P29" text:outline-level="3"><text:span text:style-name="None"><text:span text:style-name="T31">2020 – 5/2022 Software Developer, PayPal w/ TCS</text:span></text:span></text:h>
      <text:list xml:id="list3338662638" text:style-name="L2">
        <text:list-item>
          <text:p text:style-name="P26"><text:span text:style-name="None"><text:span text:style-name="T33">Implemented direct deposit signup services in Spring Boot.</text:span></text:span></text:p>
        </text:list-item>
        <text:list-item>
          <text:p text:style-name="P26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6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7"><text:span text:style-name="None"><text:span text:style-name="T32"/></text:span></text:p>
      <text:h text:style-name="P29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1025485988" text:style-name="L3">
        <text:list-item>
          <text:p text:style-name="P9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9"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30" text:outline-level="3"><text:soft-page-break/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3052122437" text:style-name="L4">
        <text:list-item>
          <text:p text:style-name="P10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pan text:style-name="None"><text:span text:style-name="T44">2016 – 2017 Software Engineer</text:span></text:span><text:span text:style-name="None"><text:span text:style-name="T45">, Charter Communications.</text:span></text:span></text:h>
      <text:list xml:id="list2922202030" text:style-name="L5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2863397168" text:style-name="L6">
        <text:list-item>
          <text:p text:style-name="P12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392623096" text:style-name="L7">
        <text:list-item>
          <text:p text:style-name="P13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1062181939" text:style-name="L8">
        <text:list-item>
          <text:p text:style-name="P14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5">Customers included Fortune-500 companies. Scalability, performance were significant.</text:span></text:span></text:p>
        </text:list-item>
        <text:list-item>
          <text:p text:style-name="P14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2914654860" text:style-name="L9">
        <text:list-item>
          <text:p text:style-name="P15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3085443966" text:style-name="L10">
        <text:list-item>
          <text:p text:style-name="P16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7">2004 – 2007 Independent Software Development Consultant &amp; Sun Java Consultant</text:span></text:span></text:h>
      <text:list xml:id="list304978024" text:style-name="L11">
        <text:list-item>
          <text:p text:style-name="P17"><text:span text:style-name="None"><text:span text:style-name="T25">Created NIO client with could reach 100 Mb/s scale message rates.</text:span></text:span></text:p>
        </text:list-item>
        <text:list-item>
          <text:p text:style-name="P17"><text:soft-page-break/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7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17">2002 – 2004 Senior Software Architect</text:span></text:span><text:span text:style-name="None"><text:span text:style-name="T19">, Packexpo, Inc.</text:span></text:span></text:h>
      <text:list xml:id="list3072793799" text:style-name="L12">
        <text:list-item>
          <text:p text:style-name="P18"><text:span text:style-name="None"><text:span text:style-name="T25">Created a reporting systems for packaging advertising services.</text:span></text:span></text:p>
        </text:list-item>
        <text:list-item>
          <text:p text:style-name="P18"><text:span text:style-name="None"><text:span text:style-name="T25">Maintained packaging advertising web site.</text:span></text:span></text:p>
        </text:list-item>
        <text:list-item>
          <text:p text:style-name="P18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31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985262866" text:style-name="L13">
        <text:list-item>
          <text:p text:style-name="P19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9"><text:span text:style-name="None"><text:span text:style-name="T28">Consulted at Citigroup, Vanguard Fiduciary Trust, Credit Suisse.</text:span></text:span></text:p>
        </text:list-item>
        <text:list-item>
          <text:p text:style-name="P19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2977887570" text:style-name="L14">
        <text:list-item>
          <text:p text:style-name="P20"><text:span text:style-name="None"><text:span text:style-name="T25">Created web-based and Swing computer assisted training systems.</text:span></text:span></text:p>
        </text:list-item>
        <text:list-item>
          <text:p text:style-name="P20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3921382002" text:style-name="L15">
        <text:list-item>
          <text:p text:style-name="P21"><text:span text:style-name="None"><text:span text:style-name="T25">Sun Certified Java Developer</text:span></text:span></text:p>
        </text:list-item>
        <text:list-item>
          <text:p text:style-name="P21"><text:span text:style-name="None"><text:span text:style-name="T25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5">B.S. Computer Science, University of Colorado at Boulder</text:span></text:span></text:p>
        </text:list-item>
        <text:list-item>
          <text:p text:style-name="P22"><text:span text:style-name="None"><text:span text:style-name="T27">Attended the United States Military Academy at West Point</text:span></text:span></text:p>
        </text:list-item>
      </text:list>
      <text:p text:style-name="P6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8T08:59:54.170442488</dc:date>
    <meta:editing-duration>PT44M47S</meta:editing-duration>
    <meta:editing-cycles>34</meta:editing-cycles>
    <dc:creator>Tiffany Timbric</dc:creator>
    <meta:document-statistic meta:table-count="0" meta:image-count="0" meta:object-count="0" meta:page-count="3" meta:paragraph-count="62" meta:word-count="749" meta:character-count="5357" meta:non-whitespace-character-count="4697"/>
  </office:meta>
</office:document-meta>
</file>